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1in"/>
    </style:style>
    <style:style style:name="co5" style:family="table-column">
      <style:table-column-properties fo:break-before="auto" style:column-width="2.6701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016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7827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1.4299in" fo:break-before="auto" style:use-optimal-row-height="tru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1.6063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3.5445in" fo:break-before="auto" style:use-optimal-row-height="true"/>
    </style:style>
    <style:style style:name="ro15" style:family="table-row">
      <style:table-row-properties style:row-height="8.478in" fo:break-before="auto" style:use-optimal-row-height="true"/>
    </style:style>
    <style:style style:name="ro16" style:family="table-row">
      <style:table-row-properties style:row-height="2.8398in" fo:break-before="auto" style:use-optimal-row-height="true"/>
    </style:style>
    <style:style style:name="ro17" style:family="table-row">
      <style:table-row-properties style:row-height="2.1346in" fo:break-before="auto" style:use-optimal-row-height="true"/>
    </style:style>
    <style:style style:name="ro18" style:family="table-row">
      <style:table-row-properties style:row-height="1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value-type" style:repeat-content="false" fo:wrap-option="wrap" style:vertical-align="top"/>
    </style:style>
  </office:automatic-styles>
  <office:body>
    <office:spreadsheet>
      <table:table table:name="bssm_script_all_noc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ScriptStart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apanes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...にくしみエナジーが</text:p>
            <text:p>わたしたちを、よみがえらせた</text:p>
            <text:p>このよにすむ、ひとびとに</text:p>
            <text:p>たにんを、にくむこころが</text:p>
            <text:p>あるかぎり</text:p>
            <text:p>わたしはなんどでもよみがえる</text:p>
            <text:p>　　　クインベリル！</text:p>
            <text:p>セーラームーン　おまえたちは</text:p>
            <text:p>かつてわが、ダークキングダム</text:p>
            <text:p>せかいせいふくの、のぞみを</text:p>
            <text:p>うちくだいた</text:p>
            <text:p>おまえたちはにっくきあいて</text:p>
            <text:p>かならず、みなごろしに</text:p>
            <text:p>してくれる</text:p>
            <text:p>やだやだぁ！！　みんな</text:p>
            <text:p>よみがえっちゃったの？！</text:p>
            <text:p>そんなのやだぁ！！　</text:p>
          </table:table-cell>
          <table:table-cell/>
          <table:table-cell office:value-type="string" calcext:value-type="string">
            <text:p>Intro, part 1. This is dialogue between Beryl and Moon; it's the only time in the game that characters exchange dialogue without portraits. All these lines are spoken by Beryl except the following by Moon:</text:p>
            <text:p/>
            <text:p>　　　クインベリル！</text:p>
            <text:p/>
            <text:p>やだやだぁ！！　みんな</text:p>
            <text:p>よみがえっちゃったの？！</text:p>
            <text:p>そんなのやだぁ！！　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うさぎちゃん！</text:p>
            <text:p>どうしたの？</text:p>
          </table:table-cell>
          <table:table-cell/>
          <table:table-cell office:value-type="string" calcext:value-type="string">
            <text:p>Intro, part 2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っ！</text:p>
            <text:p>ゆめか・・・</text:p>
            <text:p>なぁんだ、そっかぁ</text:p>
            <text:p>あは　あは</text:p>
            <text:p>あははははははははははははは</text:p>
            <text:p>はははははははははははははは</text:p>
            <text:p>はははははははははははははは</text:p>
            <text:p>はははははははははははははは</text:p>
            <text:p>はははははははははははははは</text:p>
            <text:p>はははははははははははははは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うさぎ！</text:p>
            <text:p>ねてたわねっ！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ずいぶん　うなされていた</text:p>
            <text:p>みたいだけど</text:p>
            <text:p>どんなゆめだったの？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..........なに？</text:p>
            <text:p>ダークキングダムがふっかつ？</text:p>
            <text:p>ひょっとして、みらいのことを</text:p>
            <text:p>よち　しているのかも・・・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になに、それって</text:p>
            <text:p>ちょーのーりょく？？</text:p>
            <text:p>すっごーーい！！</text:p>
            <text:p>そしたら　テレビにでて</text:p>
            <text:p>ゆうめいになって</text:p>
            <text:p>おいしいもの　たくさんたべて</text:p>
            <text:p>ようふくを　いっぱいかって</text:p>
            <text:p>それから　それから　それから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もう、うさぎちゃんたら・・・</text:p>
            <text:p>もし　ほんとだったら</text:p>
            <text:p>たいへんなことよ！</text:p>
            <text:p>レイちゃん、うらなって</text:p>
            <text:p>もらえないかしら？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やってみるわ！</text:p>
            <text:p>りん！びょう！とう！しゃ！</text:p>
            <text:p>かい！じん！れつ！ざい！</text:p>
            <text:p>ぜん！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・・・・・・・・・・・・・・</text:p>
            <text:p>たしかに　じゃあくな</text:p>
            <text:p>エナジーをかんじるわ</text:p>
            <text:p>じゅうばんデパートの</text:p>
            <text:p>ほうがくよ！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そんな・・・</text:p>
            <text:p>ダークキングダムが</text:p>
            <text:p>ふっかつしたとでもいうの？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んでこんなに</text:p>
            <text:p>ようまが</text:p>
            <text:p>いるのぉー</text:p>
          </table:table-cell>
          <table:table-cell/>
          <table:table-cell office:value-type="string" calcext:value-type="string">
            <text:p>Stage 1 (Juuban Shopping District) intro, Moon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ダーク</text:p>
            <text:p>キングダムの</text:p>
            <text:p>ふっかつは</text:p>
            <text:p>ほんとみたいね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やるっきゃない</text:p>
            <text:p>って　かんじ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せっかく</text:p>
            <text:p>べんきょう</text:p>
            <text:p>してたのに</text:p>
            <text:p>じゃまするなんて</text:p>
            <text:p>ゆるせないわ！</text:p>
          </table:table-cell>
          <table:table-cell/>
          <table:table-cell office:value-type="string" calcext:value-type="string">
            <text:p>Stage 1 intro, Mercury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とにかく</text:p>
            <text:p>じゅうばん</text:p>
            <text:p>デパートへ</text:p>
            <text:p>いってみましょう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うね、</text:p>
            <text:p>いそぎましょ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すごいようきだわ</text:p>
          </table:table-cell>
          <table:table-cell/>
          <table:table-cell office:value-type="string" calcext:value-type="string">
            <text:p>Stage 1 intro, Ma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この</text:p>
            <text:p>セーラーマーズが</text:p>
            <text:p>きたからには</text:p>
            <text:p>ようまなんて</text:p>
            <text:p>いっぱつで</text:p>
            <text:p>あのよいきよ！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/>
            <text:p>カァ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まちのへいわを</text:p>
            <text:p>みだす　ようまは</text:p>
            <text:p>ゆるしちゃ</text:p>
            <text:p>おけないね</text:p>
          </table:table-cell>
          <table:table-cell/>
          <table:table-cell office:value-type="string" calcext:value-type="string">
            <text:p>Stage 1 intro, Jupiter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まさか</text:p>
            <text:p>してんのうも</text:p>
            <text:p>ふっかつして</text:p>
            <text:p>いるのかしら？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とにかく</text:p>
            <text:p>ひとりのこらず</text:p>
            <text:p>たおして</text:p>
            <text:p>いくしかない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んな</text:p>
            <text:p>ところにまで</text:p>
            <text:p>ようまが・・・</text:p>
          </table:table-cell>
          <table:table-cell/>
          <table:table-cell office:value-type="string" calcext:value-type="string">
            <text:p>Stage 1 intro, Venus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このさきにも</text:p>
            <text:p>たくさんいそうだ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もう</text:p>
            <text:p>ゆるさないわよ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なたね！</text:p>
            <text:p>ようまを</text:p>
            <text:p>あやつって</text:p>
            <text:p>いるのは</text:p>
          </table:table-cell>
          <table:table-cell/>
          <table:table-cell office:value-type="string" calcext:value-type="string">
            <text:p>Stage 1 boss, Moon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わたしのなは</text:p>
            <text:p>ようまマネギン</text:p>
            <text:p>メタリアさまに</text:p>
            <text:p>かわって</text:p>
            <text:p>おしおきだ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ずるーい　それは</text:p>
            <text:p>あたしのセリフよ</text:p>
            <text:p>ほんけほんもと</text:p>
            <text:p>この</text:p>
            <text:p>セーラームーンが</text:p>
            <text:p>つきにかわって</text:p>
            <text:p>おしおきよ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やっときたか</text:p>
            <text:p>セーラー</text:p>
            <text:p>マーキュリー</text:p>
            <text:p>とんで　ひにいる</text:p>
            <text:p>かやのなか　とは</text:p>
            <text:p>おまえのことだ</text:p>
          </table:table-cell>
          <table:table-cell/>
          <table:table-cell office:value-type="string" calcext:value-type="string">
            <text:p>Stage 1 boss, Mercury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れをいうなら</text:p>
            <text:p>とんで　ひにいる</text:p>
            <text:p>なつのむし　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う゛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みずでもかぶって</text:p>
            <text:p>はんせいしなさ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きたか</text:p>
            <text:p>セーラームーン</text:p>
            <text:p>いや　ちがった</text:p>
            <text:p>セーラーマーズか</text:p>
          </table:table-cell>
          <table:table-cell/>
          <table:table-cell office:value-type="string" calcext:value-type="string">
            <text:p>Stage 1 boss, Mars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あたしは　そんな</text:p>
            <text:p>ドジじゃないわよ</text:p>
            <text:p>かせいにかわって</text:p>
            <text:p>せっかんよ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まっていたぞ</text:p>
            <text:p>セーラー</text:p>
            <text:p>ジュピター！</text:p>
          </table:table-cell>
          <table:table-cell/>
          <table:table-cell office:value-type="string" calcext:value-type="string">
            <text:p>Stage 1 boss, Jupiter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いせいだけは</text:p>
            <text:p>いいようだね</text:p>
            <text:p>セーラー</text:p>
            <text:p>ジュピター</text:p>
            <text:p>ただいま</text:p>
            <text:p>さんじょう！</text:p>
            <text:p>あたしの</text:p>
            <text:p>でんげきを</text:p>
            <text:p>うけてみるかい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みつけたわよ！</text:p>
            <text:p>かくごして</text:p>
            <text:p>ちょうだい！</text:p>
          </table:table-cell>
          <table:table-cell/>
          <table:table-cell office:value-type="string" calcext:value-type="string">
            <text:p>Stage 1 boss, Venus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なにっ！</text:p>
            <text:p>だれだっ！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あいとせいぎの</text:p>
            <text:p>セーラー</text:p>
            <text:p>ヴィーナス</text:p>
            <text:p>とうじょうさせて</text:p>
            <text:p>もらいます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なにっ！</text:p>
          </table:table-cell>
          <table:table-cell/>
          <table:table-cell office:value-type="string" calcext:value-type="string">
            <text:p>Stage 1 boss interjection after Tuxedo throws his ros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デパートは</text:p>
            <text:p>しょみんの</text:p>
            <text:p>リフレッシュのば</text:p>
            <text:p>みにくき</text:p>
            <text:p>ようまは</text:p>
            <text:p>セーラームーン</text:p>
            <text:p>ショーにでも</text:p>
            <text:p>でるがいい</text:p>
          </table:table-cell>
          <table:table-cell/>
          <table:table-cell office:value-type="string" calcext:value-type="string">
            <text:p>Stage 1 boss Tuxedo speec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せっかく</text:p>
            <text:p>ゆうえんちに</text:p>
            <text:p>きたのに</text:p>
            <text:p>たたかわなきゃ</text:p>
            <text:p>いけないなんて</text:p>
            <text:p>やだ、やだあ</text:p>
          </table:table-cell>
          <table:table-cell/>
          <table:table-cell office:value-type="string" calcext:value-type="string">
            <text:p>Stage 2 (Dream Land) intro, Moon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ようまがさきよ</text:p>
            <text:p>セーラームーン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さっさと</text:p>
            <text:p>かたづけて</text:p>
            <text:p>あそぼーっと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せっかくの</text:p>
            <text:p>にちようびだから</text:p>
            <text:p>おべんきょう</text:p>
            <text:p>したいのに・・・</text:p>
            <text:p>えーと</text:p>
            <text:p>えんしゅうりつは</text:p>
            <text:p>３.１４１５９</text:p>
            <text:p>２６５３５８９</text:p>
            <text:p>７９３・・・</text:p>
          </table:table-cell>
          <table:table-cell/>
          <table:table-cell office:value-type="string" calcext:value-type="string">
            <text:p>Stage 2 intro, Mercury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ちょっと</text:p>
            <text:p>ちょっと</text:p>
            <text:p>こんなところまで</text:p>
            <text:p>きて</text:p>
            <text:p>おべんきょう</text:p>
            <text:p>しないの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ゆめをあたえる</text:p>
            <text:p>ゆうえんちに</text:p>
          </table:table-cell>
          <table:table-cell/>
          <table:table-cell office:value-type="string" calcext:value-type="string">
            <text:p>Stage 2 intro, Ma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あらわれるなんて</text:p>
            <text:p>ゆるせないわ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１００おく°Cの</text:p>
            <text:p>いかりの</text:p>
            <text:p>ファイヤーよ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　カァー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・・・いちいち</text:p>
            <text:p>うるさいわ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っ　いけない！</text:p>
            <text:p>ビーフ</text:p>
            <text:p>ストロガノフを</text:p>
            <text:p>ひにかけた</text:p>
            <text:p>ままだった</text:p>
            <text:p>オーブンのなかの</text:p>
            <text:p>チェリーパイも</text:p>
            <text:p>ごめーん　ルナ</text:p>
            <text:p>みてきてくれる？</text:p>
          </table:table-cell>
          <table:table-cell/>
          <table:table-cell office:value-type="string" calcext:value-type="string">
            <text:p>Stage 2 intro, Jupiter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もー</text:p>
            <text:p>しょうがないわ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やあーん</text:p>
            <text:p>あそべると</text:p>
            <text:p>おもったのにぃー</text:p>
            <text:p>もうっ！</text:p>
            <text:p>ハイパー　</text:p>
            <text:p>ゴールデン</text:p>
            <text:p>グレート　</text:p>
            <text:p>ダイナマイツ</text:p>
            <text:p>モーレツ</text:p>
            <text:p>スパーク</text:p>
            <text:p>デリシャス</text:p>
            <text:p>ターボ</text:p>
            <text:p>ウルトラ</text:p>
            <text:p>スーパー</text:p>
            <text:p>ビック</text:p>
            <text:p>スペシャル</text:p>
            <text:p>クレッセント</text:p>
            <text:p>ビームを</text:p>
            <text:p>おみまい</text:p>
            <text:p>しちゃうわよ</text:p>
          </table:table-cell>
          <table:table-cell/>
          <table:table-cell office:value-type="string" calcext:value-type="string">
            <text:p>Stage 2 intro, Venus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・・・ながいよ</text:p>
            <text:p>みな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わたしのふっかつ</text:p>
            <text:p>きねんとして</text:p>
            <text:p>きみに</text:p>
            <text:p>プレゼントを</text:p>
            <text:p>おくろう</text:p>
          </table:table-cell>
          <table:table-cell/>
          <table:table-cell office:value-type="string" calcext:value-type="string">
            <text:p>Stage 2 boss, Moon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え、プレゼント？</text:p>
            <text:p>なあに、なあに？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あいかわらずだな</text:p>
            <text:p>し　というなの</text:p>
            <text:p>プレゼントだ！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によ！</text:p>
            <text:p>そんなもの</text:p>
            <text:p>いらないわよ！</text:p>
            <text:p>もうちょっと</text:p>
            <text:p>きのきいた</text:p>
            <text:p>プレゼントは</text:p>
            <text:p>できないの！？</text:p>
            <text:p>そんなことじゃ</text:p>
            <text:p>もてないわ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いわせておけば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わたしに</text:p>
            <text:p>たおされるとも</text:p>
            <text:p>しらず</text:p>
            <text:p>のこのこ</text:p>
            <text:p>でてきおって</text:p>
            <text:p>いのなかのかえる</text:p>
            <text:p>だな</text:p>
          </table:table-cell>
          <table:table-cell/>
          <table:table-cell office:value-type="string" calcext:value-type="string">
            <text:p>Stage 2 boss, Mercury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れをいうなら</text:p>
            <text:p>いのなかのかわず</text:p>
            <text:p>よ</text:p>
            <text:p>それに　こういう</text:p>
            <text:p>ときには</text:p>
            <text:p>つかわないわ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う、うぬ゛ぬ゛</text:p>
            <text:p>ふっ、こうぼうも</text:p>
            <text:p>ふでにあやまる</text:p>
            <text:p>だな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こうぼうも</text:p>
            <text:p>ふでのあやまりよ</text:p>
            <text:p>ぼけつを</text:p>
            <text:p>ほったわ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ここであったが</text:p>
            <text:p>１００おくねんめ</text:p>
            <text:p>あのときの</text:p>
            <text:p>うらみを</text:p>
            <text:p>はらしてくれよう</text:p>
          </table:table-cell>
          <table:table-cell/>
          <table:table-cell office:value-type="string" calcext:value-type="string">
            <text:p>Stage 2 boss, Mars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やれるものなら</text:p>
            <text:p>やって</text:p>
            <text:p>ごらんなさい</text:p>
            <text:p>それに</text:p>
            <text:p>にちようびが</text:p>
            <text:p>つぶれた</text:p>
            <text:p>だいしょうは</text:p>
            <text:p>おおきいわよ！</text:p>
            <text:p>かくごして</text:p>
            <text:p>ちょうだい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はじめて</text:p>
            <text:p>みるかおだな</text:p>
            <text:p>わたしは</text:p>
            <text:p>ダークキングダム</text:p>
            <text:p>してんのうの</text:p>
            <text:p>ひとり</text:p>
            <text:p>ジェダイト！</text:p>
          </table:table-cell>
          <table:table-cell/>
          <table:table-cell office:value-type="string" calcext:value-type="string">
            <text:p>Stage 2 boss, Jupiter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だれであろうと</text:p>
            <text:p>ダークキングダム</text:p>
            <text:p>は</text:p>
            <text:p>ゆるしちゃ</text:p>
            <text:p>おけないね</text:p>
            <text:p>せいぎの</text:p>
            <text:p>いかずちで</text:p>
            <text:p>せいばいする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ほう</text:p>
            <text:p>セーラーせんしも</text:p>
            <text:p>ふえたものだな</text:p>
            <text:p>だが　しょせんは</text:p>
            <text:p>こむすめ、</text:p>
            <text:p>おそるるに</text:p>
            <text:p>たらん</text:p>
          </table:table-cell>
          <table:table-cell/>
          <table:table-cell office:value-type="string" calcext:value-type="string">
            <text:p>Stage 2 boss, Venus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そうかしら？</text:p>
            <text:p>かっぱの</text:p>
            <text:p>かわおよぎ　って</text:p>
            <text:p>ことわざもあるし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それをいうなら</text:p>
            <text:p>かっぱの</text:p>
            <text:p>かわおとし</text:p>
            <text:p>じゃないのか？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それも</text:p>
            <text:p>ちがうような</text:p>
            <text:p>きがするんだけど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かっぱの</text:p>
            <text:p>かわながれ　だよ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・・・とにかく</text:p>
            <text:p>しょうぶよ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だれだっ！</text:p>
          </table:table-cell>
          <table:table-cell/>
          <table:table-cell office:value-type="string" calcext:value-type="string">
            <text:p>Stage 2 boss interjection after Tuxedo throws his ros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うるわしき</text:p>
            <text:p>おとめのゆめを</text:p>
            <text:p>こわすもの</text:p>
            <text:p>こころさびしき</text:p>
            <text:p>さまよいびとよ</text:p>
            <text:p>さらば</text:p>
          </table:table-cell>
          <table:table-cell/>
          <table:table-cell office:value-type="string" calcext:value-type="string">
            <text:p>Stage 2 boss Tuxedo speec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どっひー！</text:p>
            <text:p>トレーラーの</text:p>
            <text:p>うえに</text:p>
            <text:p>たつなんて</text:p>
            <text:p>こわいよおー</text:p>
          </table:table-cell>
          <table:table-cell/>
          <table:table-cell office:value-type="string" calcext:value-type="string">
            <text:p>Stage 3 (Highway) intro, Moon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だめじゃないの！</text:p>
            <text:p>にげていても</text:p>
            <text:p>ようまは</text:p>
            <text:p>おそってくるのよ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だって、だってー</text:p>
            <text:p>こわいんだも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このトレーラーは</text:p>
            <text:p>ちゃんと</text:p>
            <text:p>ほうていそくどを</text:p>
            <text:p>まもって</text:p>
            <text:p>うんてん</text:p>
            <text:p>しているわね</text:p>
          </table:table-cell>
          <table:table-cell/>
          <table:table-cell office:value-type="string" calcext:value-type="string">
            <text:p>Stage 3 intro, Mercury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・・・それより</text:p>
            <text:p>めのまえの</text:p>
            <text:p>てき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ごめんなさ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やっぱり</text:p>
            <text:p>いいおんなは</text:p>
            <text:p>たかいところが</text:p>
            <text:p>よくにあうわねー</text:p>
          </table:table-cell>
          <table:table-cell/>
          <table:table-cell office:value-type="string" calcext:value-type="string">
            <text:p>Stage 3 intro, Ma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？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でも　なんとなく</text:p>
            <text:p>とくさつヒーロー</text:p>
            <text:p>ばんぐみみたい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やっぱり</text:p>
            <text:p>たたかう</text:p>
            <text:p>ぶたいは</text:p>
            <text:p>ハデなほうが</text:p>
            <text:p>きぶんがいいな</text:p>
            <text:p>セーラー</text:p>
            <text:p>ジュピターの</text:p>
            <text:p>おとおりだーい！</text:p>
            <text:p>みなのもの</text:p>
            <text:p>ずが　たかーい！</text:p>
          </table:table-cell>
          <table:table-cell/>
          <table:table-cell office:value-type="string" calcext:value-type="string">
            <text:p>Stage 3 intro, Jupiter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もう・・・</text:p>
            <text:p>じだいげき</text:p>
            <text:p>じゃないんだから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ちょっとした</text:p>
            <text:p>ジョークだよ</text:p>
            <text:p>ジョー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きゃいーん！</text:p>
            <text:p>ジェット</text:p>
            <text:p>コースターより</text:p>
            <text:p>スリルあるー！</text:p>
          </table:table-cell>
          <table:table-cell/>
          <table:table-cell office:value-type="string" calcext:value-type="string">
            <text:p>Stage 3 intro, Venus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ゆうえんちじゃ</text:p>
            <text:p>ないんだから</text:p>
            <text:p>おちないように</text:p>
            <text:p>きをつけてよ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やあーね</text:p>
            <text:p>わかってるわ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ネフライト・・・</text:p>
            <text:p>もう　ダーク</text:p>
            <text:p>キングダムの</text:p>
            <text:p>そしきから</text:p>
            <text:p>ぬけたんでしょ</text:p>
            <text:p>なるちゃんに</text:p>
            <text:p>あって！</text:p>
            <text:p>きっと</text:p>
            <text:p>よろこぶわ</text:p>
          </table:table-cell>
          <table:table-cell/>
          <table:table-cell office:value-type="string" calcext:value-type="string">
            <text:p>Stage 3 boss, Moon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なる・・・？</text:p>
            <text:p>そんなものは</text:p>
            <text:p>しらんな</text:p>
            <text:p>われわれの</text:p>
            <text:p>じゃまを</text:p>
            <text:p>するものは</text:p>
            <text:p>きえてもらう！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きっと</text:p>
            <text:p>あやつられて</text:p>
            <text:p>いるんだわ</text:p>
            <text:p>あたしが　めを</text:p>
            <text:p>さまさせてあげ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あなたは・・・</text:p>
          </table:table-cell>
          <table:table-cell/>
          <table:table-cell office:value-type="string" calcext:value-type="string">
            <text:p>Stage 3 boss, Mercu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してんのうの</text:p>
            <text:p>ひとりネフライト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またのなを</text:p>
            <text:p>さんじょういん</text:p>
            <text:p>まさと・・・</text:p>
            <text:p>もう</text:p>
            <text:p>わるいことは</text:p>
            <text:p>やめたんじゃ</text:p>
            <text:p>ないの？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さあな</text:p>
            <text:p>わたしは</text:p>
            <text:p>めのまえのてきを</text:p>
            <text:p>さくじょする</text:p>
            <text:p>だけ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セーラーせんしよ</text:p>
            <text:p>ここが　おまえの</text:p>
            <text:p>はかばとなるのだ</text:p>
          </table:table-cell>
          <table:table-cell/>
          <table:table-cell office:value-type="string" calcext:value-type="string">
            <text:p>Stage 3 boss, Mars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めをさまして！</text:p>
            <text:p>なるちゃんを</text:p>
            <text:p>うらぎらないで！</text:p>
            <text:p>チョコレート</text:p>
            <text:p>パフェの</text:p>
            <text:p>やくそくを</text:p>
            <text:p>わすれたの？</text:p>
            <text:p>・・・あなたとは</text:p>
            <text:p>たたかえないわ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　そうか・・・</text:p>
            <text:p>では　しぬがい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ひとりでくるとは</text:p>
            <text:p>たいした</text:p>
            <text:p>どきょうだな</text:p>
            <text:p>よほど</text:p>
            <text:p>じしんがあるのか</text:p>
            <text:p>それとも　ただの</text:p>
            <text:p>いのち　しらずか</text:p>
          </table:table-cell>
          <table:table-cell/>
          <table:table-cell office:value-type="string" calcext:value-type="string">
            <text:p>Stage 3 boss, Jupiter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んたが</text:p>
            <text:p>うわさにきいた</text:p>
            <text:p>ネフライトか</text:p>
            <text:p>いったい　どう</text:p>
            <text:p>しちゃったんだ？</text:p>
            <text:p>せんのう　されて</text:p>
            <text:p>しまったのか？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なにを　ぶつぶつ</text:p>
            <text:p>いっている？</text:p>
            <text:p>いくぞ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よくきたな</text:p>
            <text:p>その　ゆうきを</text:p>
            <text:p>たたえ</text:p>
            <text:p>らくに</text:p>
            <text:p>ころしてやろう</text:p>
          </table:table-cell>
          <table:table-cell/>
          <table:table-cell office:value-type="string" calcext:value-type="string">
            <text:p>Stage 3 boss, Venus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え？　たしか</text:p>
            <text:p>なるちゃんの</text:p>
            <text:p>あいに　ふれて</text:p>
            <text:p>めざめたって</text:p>
            <text:p>きいたけど・・・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ふんそんなものは</text:p>
            <text:p>しらんな</text:p>
            <text:p>・・・こうげき</text:p>
            <text:p>してこないならば</text:p>
            <text:p>こっちからいくぞ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うなったら</text:p>
            <text:p>しょうがない</text:p>
            <text:p>あたしの</text:p>
            <text:p>あいのムチで</text:p>
            <text:p>めを　さまさせて</text:p>
            <text:p>さしあげるわ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むっ！</text:p>
          </table:table-cell>
          <table:table-cell/>
          <table:table-cell office:value-type="string" calcext:value-type="string">
            <text:p>Stage 3 boss interjection after Tuxedo throws his ros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あいをわすれた</text:p>
            <text:p>かりゅうどよ</text:p>
            <text:p>かれた　こころの</text:p>
            <text:p>いずみに</text:p>
            <text:p>はなたばを</text:p>
            <text:p>さらば・・・</text:p>
          </table:table-cell>
          <table:table-cell/>
          <table:table-cell office:value-type="string" calcext:value-type="string">
            <text:p>Stage 3 boss Tuxedo speec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ーんか</text:p>
            <text:p>すべりそうねー</text:p>
          </table:table-cell>
          <table:table-cell/>
          <table:table-cell office:value-type="string" calcext:value-type="string">
            <text:p>Stage 4 (Starlight Tower) intro, Moon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まあすべることは</text:p>
            <text:p>ないとおもうけど</text:p>
            <text:p>だれかさんは</text:p>
            <text:p>おっちょこちょい</text:p>
            <text:p>だからね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なにか</text:p>
            <text:p>いやなよかんが</text:p>
            <text:p>するわ</text:p>
          </table:table-cell>
          <table:table-cell/>
          <table:table-cell office:value-type="string" calcext:value-type="string">
            <text:p>Stage 4 intro, Mercu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ゆだんしちゃ</text:p>
            <text:p>だめよ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ネフライトがでて</text:p>
            <text:p>きたってことは</text:p>
            <text:p>つぎはゾイサイト</text:p>
            <text:p>かしら？</text:p>
          </table:table-cell>
          <table:table-cell/>
          <table:table-cell office:value-type="string" calcext:value-type="string">
            <text:p>Stage 4 intro, Ma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しかし、ようまを</text:p>
            <text:p>たおしても</text:p>
            <text:p>たおしても</text:p>
            <text:p>きりがないね</text:p>
          </table:table-cell>
          <table:table-cell/>
          <table:table-cell office:value-type="string" calcext:value-type="string">
            <text:p>Stage 4 intro, Jupiter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てきのほんきょち</text:p>
            <text:p>までもうすこしよ</text:p>
            <text:p>がんばっ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ちょっと　だけ</text:p>
            <text:p>ひとやすみ</text:p>
            <text:p>したいわね</text:p>
            <text:p>だめ？</text:p>
          </table:table-cell>
          <table:table-cell/>
          <table:table-cell office:value-type="string" calcext:value-type="string">
            <text:p>Stage 4 intro, Venus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だーめ！</text:p>
            <text:p>ほら、まえから</text:p>
            <text:p>ようまがきた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Text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ウフフフフ・・・</text:p>
            <text:p>ひさしぶりね</text:p>
            <text:p>おじょうちゃん</text:p>
            <text:p>クイン・メタリア</text:p>
            <text:p>さまの</text:p>
            <text:p>おちからで</text:p>
            <text:p>このよに</text:p>
            <text:p>ふたたび</text:p>
            <text:p>まいもどって</text:p>
            <text:p>きたわ</text:p>
            <text:p>ほーーーー</text:p>
            <text:p>ほっほっほ</text:p>
            <text:p>いだいなる</text:p>
            <text:p>メタリアさまの</text:p>
            <text:p>ために、</text:p>
            <text:p>そして</text:p>
            <text:p>わたしの</text:p>
            <text:p>あいする</text:p>
            <text:p>クンツァイトさま</text:p>
            <text:p>のために・・・</text:p>
            <text:p>こんどこそ</text:p>
            <text:p>かたせてもらうわ</text:p>
            <text:p>いぜん</text:p>
            <text:p>わたしの</text:p>
            <text:p>うつくしい</text:p>
            <text:p>かおに</text:p>
            <text:p>ドロをぬった</text:p>
            <text:p>つみは</text:p>
            <text:p>おもいわよ</text:p>
            <text:p>かくごは</text:p>
            <text:p>できてるかしら？</text:p>
            <text:p>ま、あたしの</text:p>
            <text:p>ラブラブパワーに</text:p>
            <text:p>たいこう</text:p>
            <text:p>しようなんて</text:p>
            <text:p>１００ちょうねん</text:p>
            <text:p>はやいわね</text:p>
            <text:p>なんたって</text:p>
            <text:p>わたしと</text:p>
            <text:p>クンツァイトさま</text:p>
            <text:p>は</text:p>
            <text:p>あいしあって</text:p>
            <text:p>いるんですもの</text:p>
            <text:p>クンツァイトさま</text:p>
            <text:p>このしょうりを</text:p>
            <text:p>あなたに</text:p>
            <text:p>ささげます</text:p>
            <text:p>みていてください</text:p>
          </table:table-cell>
          <table:table-cell/>
          <table:table-cell office:value-type="string" calcext:value-type="string">
            <text:p>Stage 4 boss. The dialogue doesn't vary per character; Zoisite always gets this enormous spie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ひゃー　さむーい</text:p>
            <text:p>コートをとって</text:p>
            <text:p>くるんだった</text:p>
          </table:table-cell>
          <table:table-cell/>
          <table:table-cell office:value-type="string" calcext:value-type="string">
            <text:p>Stage 5 (D Point) intro, Moon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なにいってるの</text:p>
            <text:p>ほんきょちは</text:p>
            <text:p>すぐそこなのよ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えへー</text:p>
            <text:p>ごめん、ごめ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ついに</text:p>
            <text:p>ここまで</text:p>
            <text:p>きたわね</text:p>
          </table:table-cell>
          <table:table-cell/>
          <table:table-cell office:value-type="string" calcext:value-type="string">
            <text:p>Stage 5 intro, Mercury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むこうから</text:p>
            <text:p>メタリアの</text:p>
            <text:p>エナジー</text:p>
            <text:p>はんのうがあるわ</text:p>
            <text:p>いきましょ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　カァー</text:p>
            <text:p>カァー　カァー</text:p>
          </table:table-cell>
          <table:table-cell/>
          <table:table-cell office:value-type="string" calcext:value-type="string">
            <text:p>Stage 5 intro, Mars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フォボスと</text:p>
            <text:p>ディモスも</text:p>
            <text:p>じゃあくな</text:p>
            <text:p>エナジーを</text:p>
            <text:p>かんじとって</text:p>
            <text:p>いるわ</text:p>
            <text:p>ほんきょちは</text:p>
            <text:p>ちかいわ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ほんきょちは</text:p>
            <text:p>ちかいな</text:p>
          </table:table-cell>
          <table:table-cell/>
          <table:table-cell office:value-type="string" calcext:value-type="string">
            <text:p>Stage 5 intro, Jupiter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もうすこしだから</text:p>
            <text:p>がんばって！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とにかく</text:p>
            <text:p>すすむしかない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ほんきょちまで</text:p>
            <text:p>あとすこし・・・</text:p>
            <text:p>こころを</text:p>
            <text:p>しっかりもって</text:p>
            <text:p>つきすすんで</text:p>
            <text:p>いくんだ</text:p>
          </table:table-cell>
          <table:table-cell/>
          <table:table-cell office:value-type="string" calcext:value-type="string">
            <text:p>Stage 5 intro, Venus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ころ　ここに</text:p>
            <text:p>あらざれば</text:p>
            <text:p>みれども　みえず</text:p>
            <text:p>ね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うん、ただしい</text:p>
            <text:p>つかいかただ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Kunzite</text:p>
          </table:table-cell>
          <table:table-cell office:value-type="string" calcext:value-type="string">
            <text:p>まちかねたぞ！</text:p>
            <text:p>セーラーせんしよ</text:p>
            <text:p>よくも</text:p>
            <text:p>わたしの</text:p>
            <text:p>かわいい</text:p>
            <text:p>ゾイサイトを！</text:p>
            <text:p>ゆるさん・・・</text:p>
            <text:p>ゆるさんぞ！</text:p>
            <text:p>ゾイサイト・・・</text:p>
            <text:p>おまえを</text:p>
            <text:p>かばって</text:p>
            <text:p>やれなかった</text:p>
            <text:p>わたしを</text:p>
            <text:p>ゆるしてくれ</text:p>
            <text:p>せめて　わたしの</text:p>
            <text:p>うでのなかで</text:p>
            <text:p>しなせて</text:p>
            <text:p>やりたかった</text:p>
            <text:p>かたきは</text:p>
            <text:p>うたせてもらう！</text:p>
          </table:table-cell>
          <table:table-cell/>
          <table:table-cell office:value-type="string" calcext:value-type="string">
            <text:p>Stage 5 midboss. Like the Zoisite battle, there's only one set of dialogue for all characte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Kunzite</text:p>
          </table:table-cell>
          <table:table-cell office:value-type="string" calcext:value-type="string">
            <text:p>だれだっ！</text:p>
          </table:table-cell>
          <table:table-cell/>
          <table:table-cell office:value-type="string" calcext:value-type="string">
            <text:p>Stage 5 midboss exclam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あ・・・！？</text:p>
            <text:p>エンディミオン</text:p>
            <text:p>さま・・・</text:p>
            <text:p>いままで</text:p>
            <text:p>あたしをたすけて</text:p>
            <text:p>くれたのに・・・</text:p>
            <text:p>まもるさん！</text:p>
          </table:table-cell>
          <table:table-cell/>
          <table:table-cell office:value-type="string" calcext:value-type="string">
            <text:p>Stage 5 boss, Mo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たしのこえが</text:p>
            <text:p>きこえないの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んな・・・</text:p>
            <text:p>あの</text:p>
            <text:p>まもるさんが？</text:p>
          </table:table-cell>
          <table:table-cell/>
          <table:table-cell office:value-type="string" calcext:value-type="string">
            <text:p>Stage 5 boss, Mercur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きっと</text:p>
            <text:p>せんのうされて</text:p>
            <text:p>いるんだわ</text:p>
            <text:p>もとにもどして</text:p>
            <text:p>あげないと・・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エンディミオン、</text:p>
            <text:p>いや　まもるさん</text:p>
            <text:p>あなたは</text:p>
            <text:p>わすれて</text:p>
            <text:p>しまったの！？</text:p>
          </table:table-cell>
          <table:table-cell/>
          <table:table-cell office:value-type="string" calcext:value-type="string">
            <text:p>Stage 5 boss, Mar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あたしたちと</text:p>
            <text:p>ともに</text:p>
            <text:p>たたかったことを</text:p>
            <text:p>あなたの</text:p>
            <text:p>あいした</text:p>
            <text:p>セーラームーンの</text:p>
            <text:p>ことを！</text:p>
            <text:p>おもいだして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いったいこれは？</text:p>
            <text:p>エンディミオン</text:p>
            <text:p>さまがてきに！？</text:p>
            <text:p>しょうきに</text:p>
            <text:p>もどって！</text:p>
            <text:p>おねがいだよ</text:p>
          </table:table-cell>
          <table:table-cell/>
          <table:table-cell office:value-type="string" calcext:value-type="string">
            <text:p>Stage 5 boss, Jupit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だめだ！</text:p>
            <text:p>きこえてない</text:p>
            <text:p>みたいだ・・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あれは・・・</text:p>
            <text:p>エンディミオン</text:p>
            <text:p>さま・・・？</text:p>
          </table:table-cell>
          <table:table-cell/>
          <table:table-cell office:value-type="string" calcext:value-type="string">
            <text:p>Stage 5 boss, Venu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まもるさん、</text:p>
            <text:p>どうしちゃったの</text:p>
            <text:p>めをさまして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まもるさんを</text:p>
            <text:p>ちからずくで</text:p>
            <text:p>ものにしよう</text:p>
            <text:p>なんて</text:p>
            <text:p>まちがっているわ</text:p>
          </table:table-cell>
          <table:table-cell/>
          <table:table-cell office:value-type="string" calcext:value-type="string">
            <text:p>Stage 5 final boss, Moon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おのれ・・・</text:p>
            <text:p>また　わたしから</text:p>
            <text:p>エンディミオンを</text:p>
            <text:p>うばおうとする</text:p>
            <text:p>ゆるさん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エンディミオン</text:p>
            <text:p>さまは</text:p>
            <text:p>かえして</text:p>
            <text:p>もらったわよ</text:p>
          </table:table-cell>
          <table:table-cell/>
          <table:table-cell office:value-type="string" calcext:value-type="string">
            <text:p>Stage 5 final boss, Mercury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なんど</text:p>
            <text:p>エンディミオンを</text:p>
            <text:p>うばおうとしても</text:p>
            <text:p>また　わたしの</text:p>
            <text:p>とりこにして</text:p>
            <text:p>みせるわ！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ムダだわ・・・</text:p>
            <text:p>あいは</text:p>
            <text:p>しょうがいに</text:p>
            <text:p>あうごとに</text:p>
            <text:p>せいちょう</text:p>
            <text:p>するもの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いくら</text:p>
            <text:p>エンディミオン</text:p>
            <text:p>さまを</text:p>
            <text:p>てにいれても</text:p>
            <text:p>ほんとうの</text:p>
            <text:p>あいをしらない</text:p>
            <text:p>あなたは</text:p>
            <text:p>かわいそうだわ</text:p>
          </table:table-cell>
          <table:table-cell/>
          <table:table-cell office:value-type="string" calcext:value-type="string">
            <text:p>Stage 5 final boss, Mars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フハハハハ・・・</text:p>
            <text:p>なにをいいだすと</text:p>
            <text:p>おもえば</text:p>
            <text:p>そんなことか</text:p>
            <text:p>ほしいものは</text:p>
            <text:p>すべて</text:p>
            <text:p>てにいれる</text:p>
            <text:p>ただそれだけ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いしあう</text:p>
            <text:p>ふたりをムリヤリ</text:p>
            <text:p>ひきはなそう</text:p>
            <text:p>なんて</text:p>
            <text:p>ゆるせないね！</text:p>
          </table:table-cell>
          <table:table-cell/>
          <table:table-cell office:value-type="string" calcext:value-type="string">
            <text:p>Stage 5 final boss, Jupiter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ふふふふふ・・・</text:p>
            <text:p>ちからだ、</text:p>
            <text:p>ちからこそ</text:p>
            <text:p>ゆいいつ</text:p>
            <text:p>しんじられる</text:p>
            <text:p>すべてなの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あいはうばうもの</text:p>
            <text:p>ではなくて</text:p>
            <text:p>あたえるものよ！</text:p>
            <text:p>そうすれば</text:p>
            <text:p>ひとからも</text:p>
            <text:p>あいされるように</text:p>
            <text:p>なるのよ</text:p>
          </table:table-cell>
          <table:table-cell/>
          <table:table-cell office:value-type="string" calcext:value-type="string">
            <text:p>Stage 5 final boss, Venus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えーい！</text:p>
            <text:p>おまえみたいな</text:p>
            <text:p>こむすめが</text:p>
            <text:p>あいをかたるなど</text:p>
            <text:p>こざかし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クイン・メタリア</text:p>
            <text:p>せいせいどうどう</text:p>
            <text:p>しょうぶしなさい</text:p>
          </table:table-cell>
          <table:table-cell/>
          <table:table-cell office:value-type="string" calcext:value-type="string">
            <text:p>Stage 6 (secret Metallia battle) boss, Moon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セーラームーンか</text:p>
            <text:p>あらそいも</text:p>
            <text:p>なにもない</text:p>
            <text:p>あんこくの</text:p>
            <text:p>おうこく・・・</text:p>
            <text:p>すばらしいと</text:p>
            <text:p>おもわないか？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その　おうこくを</text:p>
            <text:p>つくるために</text:p>
            <text:p>なんのつみもない</text:p>
            <text:p>ひとを　ぎせいに</text:p>
            <text:p>するなんて</text:p>
            <text:p>ゆるせない！</text:p>
            <text:p>つきにかわって</text:p>
            <text:p>おしおきよ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かんねん</text:p>
            <text:p>しなさい！</text:p>
            <text:p>・・・もう</text:p>
            <text:p>のこっているのは</text:p>
            <text:p>クイン・メタリア</text:p>
            <text:p>あなただけよ！</text:p>
          </table:table-cell>
          <table:table-cell/>
          <table:table-cell office:value-type="string" calcext:value-type="string">
            <text:p>Stage 6 boss, Mercury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しょせんベリルも</text:p>
            <text:p>わたしにはとおく</text:p>
            <text:p>およばない・・・</text:p>
            <text:p>わたしのちからを</text:p>
            <text:p>おもいしるがよ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ついに</text:p>
            <text:p>ここまできたわ</text:p>
            <text:p>ダークキングダム</text:p>
            <text:p>がほろぶときよ！</text:p>
          </table:table-cell>
          <table:table-cell/>
          <table:table-cell office:value-type="string" calcext:value-type="string">
            <text:p>Stage 6 boss, Mars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グハハハハ・・・</text:p>
            <text:p>たったひとりで</text:p>
            <text:p>なにができる？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ひとりじゃないわ</text:p>
            <text:p>みんなの</text:p>
            <text:p>しんじあう</text:p>
            <text:p>こころが</text:p>
            <text:p>あるかぎり・・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ついにきたな</text:p>
          </table:table-cell>
          <table:table-cell/>
          <table:table-cell office:value-type="string" calcext:value-type="string">
            <text:p>Stage 6 boss, Jupiter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・・・ちっぽけな</text:p>
            <text:p>そんざいの</text:p>
            <text:p>おまえに</text:p>
            <text:p>なにができる？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たしの</text:p>
            <text:p>いのちにかえても</text:p>
            <text:p>この　ちきゅうを</text:p>
            <text:p>まもってみせる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れが</text:p>
            <text:p>クイン・メタリア</text:p>
          </table:table-cell>
          <table:table-cell/>
          <table:table-cell office:value-type="string" calcext:value-type="string">
            <text:p>Stage 6 boss, Venus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おまえがここまで</text:p>
            <text:p>これたのは</text:p>
            <text:p>ぐうぜんでしか</text:p>
            <text:p>ないのだ・・・</text:p>
            <text:p>わたしのダーク</text:p>
            <text:p>パワーにまさる</text:p>
            <text:p>ものなどない！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みんなのきぼうを</text:p>
            <text:p>せおっているのよ</text:p>
            <text:p>わたしは</text:p>
            <text:p>まけられないわ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　　おぼえているがいい</text:p>
            <text:p>にんげんに、たにんをにくむ</text:p>
            <text:p>こころがあるかぎり</text:p>
            <text:p>わたしは　かならずよみがえる</text:p>
            <text:p>　　　　かならず！・・・・</text:p>
            <text:p>ぐわあああああああ・・・・　　</text:p>
          </table:table-cell>
          <table:table-cell/>
          <table:table-cell office:value-type="string" calcext:value-type="string">
            <text:p>Stage 6 boss death speec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　　　これでやっと</text:p>
            <text:p>ふつうの　おんなのこの</text:p>
            <text:p>せいかつにもどれるのね</text:p>
            <text:p>おともだちと　みんなで</text:p>
            <text:p>わいわい　いいながら</text:p>
            <text:p>オシャレや　たべものや</text:p>
            <text:p>ボーイフレンドのはなしをする</text:p>
            <text:p>そんな　なんでもないことや</text:p>
            <text:p>ほんのちょっとした</text:p>
            <text:p>ちいさなことに、よろこびや</text:p>
            <text:p>しあわせをみつける</text:p>
            <text:p>・・・そんな・・・そんな</text:p>
            <text:p>ふつうの　おんなのこの</text:p>
            <text:p>せいかつにもどれるのね</text:p>
            <text:p>そして</text:p>
            <text:p>あたしも・・・まもるさんと　</text:p>
          </table:table-cell>
          <table:table-cell/>
          <table:table-cell office:value-type="string" calcext:value-type="string">
            <text:p>Ending, Moon? I haven't beaten the game as all characters to check which ending text goes with which character, but I assume it's in the same order used for the rest of the game's messages. Hopefully the dialogue makes it obviou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たたかいはおわったわ</text:p>
            <text:p>これからは、ふつうのおんなの</text:p>
            <text:p>ことして、せいかつできるのね</text:p>
            <text:p>がんばらなくっちゃ！</text:p>
            <text:p>がっこうせいかつに</text:p>
            <text:p>おべんきょう</text:p>
            <text:p>そしてこいに・・・</text:p>
            <text:p>こいか・・・</text:p>
            <text:p>あたしは、こいに</text:p>
            <text:p>おくびょうになって</text:p>
            <text:p>いたのかもしれないわね</text:p>
            <text:p>あたしも・・・</text:p>
          </table:table-cell>
          <table:table-cell/>
          <table:table-cell office:value-type="string" calcext:value-type="string">
            <text:p>Ending, Mercury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きびしい　たたかいだったわ</text:p>
            <text:p>でも、もうそれもおわり・・・</text:p>
            <text:p>これからは、きぼうとじゆうに</text:p>
            <text:p>みちあふれた</text:p>
            <text:p>せいかつが　まっているのね</text:p>
            <text:p>あたしも</text:p>
            <text:p>ゆういちろうと・・・</text:p>
            <text:p>やだ、なにいってるのかしら</text:p>
            <text:p>　　　</text:p>
          </table:table-cell>
          <table:table-cell/>
          <table:table-cell office:value-type="string" calcext:value-type="string">
            <text:p>Ending, Mar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おわった・・・</text:p>
            <text:p>この、ながいたたかいも・・・</text:p>
            <text:p>これで、ふつうのおんなのこに</text:p>
            <text:p>もどれるんだな</text:p>
            <text:p>あたしも　まえにむかって</text:p>
            <text:p>あるいていかないと・・・</text:p>
            <text:p>いつまでも、せんぱいのかげを</text:p>
            <text:p>おいかけているだけじゃ</text:p>
            <text:p>だめなんだ！　　</text:p>
            <text:p>そう・・・　</text:p>
            <text:p>おもいっきり　こいをしよう！</text:p>
          </table:table-cell>
          <table:table-cell/>
          <table:table-cell office:value-type="string" calcext:value-type="string">
            <text:p>Ending, Jupiter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iptStart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x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ついにおわったのね</text:p>
            <text:p>ながく、くるしかった</text:p>
            <text:p>たたかいも・・・</text:p>
            <text:p>やっと、もどれるのね</text:p>
            <text:p>ふつうのせいかつに・・・</text:p>
            <text:p>あたしも　あるきだそう！　</text:p>
            <text:p>じっとしてちゃ</text:p>
            <text:p>なにも、はじまらないわ</text:p>
            <text:p>あたらしい</text:p>
            <text:p>こいをみつけに・・・　　　</text:p>
          </table:table-cell>
          <table:table-cell/>
          <table:table-cell office:value-type="string" calcext:value-type="string">
            <text:p>Ending, Venu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iptEnd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1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8:14:24.552331530</dc:date>
    <meta:editing-duration>PT26M20S</meta:editing-duration>
    <meta:editing-cycles>7</meta:editing-cycles>
    <meta:generator>LibreOffice/4.3.3.2$Linux_X86_64 LibreOffice_project/430m0$Build-2</meta:generator>
    <meta:document-statistic meta:table-count="1" meta:cell-count="924" meta:object-count="0"/>
  </office:meta>
</office:document-meta>
</file>